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15247a" officeooo:paragraph-rsid="0015247a"/>
    </style:style>
    <style:style style:name="P2" style:family="paragraph" style:parent-style-name="Standard">
      <style:text-properties style:font-name="Courier" officeooo:rsid="0015247a" officeooo:paragraph-rsid="0018066a"/>
    </style:style>
    <style:style style:name="P3" style:family="paragraph" style:parent-style-name="Standard">
      <style:text-properties style:font-name="Courier" style:text-underline-style="solid" style:text-underline-width="auto" style:text-underline-color="font-color" officeooo:rsid="0015247a" officeooo:paragraph-rsid="0015247a"/>
    </style:style>
    <style:style style:name="P4" style:family="paragraph" style:parent-style-name="Standard">
      <style:text-properties style:font-name="Courier" style:text-underline-style="solid" style:text-underline-width="auto" style:text-underline-color="font-color" officeooo:rsid="0018066a" officeooo:paragraph-rsid="0018066a"/>
    </style:style>
    <style:style style:name="P5" style:family="paragraph" style:parent-style-name="Standard">
      <style:text-properties style:font-name="Courier" style:text-underline-style="solid" style:text-underline-width="auto" style:text-underline-color="font-color" officeooo:rsid="00189518" officeooo:paragraph-rsid="00189518"/>
    </style:style>
    <style:style style:name="P6" style:family="paragraph" style:parent-style-name="Standard">
      <style:text-properties style:font-name="Courier" style:text-underline-style="solid" style:text-underline-width="auto" style:text-underline-color="font-color" officeooo:rsid="001910d1" officeooo:paragraph-rsid="001910d1"/>
    </style:style>
    <style:style style:name="P7" style:family="paragraph" style:parent-style-name="Standard">
      <style:text-properties style:font-name="Courier" style:text-underline-style="solid" style:text-underline-width="auto" style:text-underline-color="font-color" officeooo:rsid="001a3fe0" officeooo:paragraph-rsid="001a3fe0"/>
    </style:style>
    <style:style style:name="P8" style:family="paragraph" style:parent-style-name="Standard">
      <style:text-properties style:font-name="Courier" officeooo:rsid="001537c5" officeooo:paragraph-rsid="001537c5"/>
    </style:style>
    <style:style style:name="P9" style:family="paragraph" style:parent-style-name="Standard">
      <style:text-properties style:font-name="Courier" officeooo:rsid="001910d1" officeooo:paragraph-rsid="001910d1"/>
    </style:style>
    <style:style style:name="P10" style:family="paragraph" style:parent-style-name="Standard">
      <style:text-properties style:font-name="Courier" officeooo:rsid="0019951f" officeooo:paragraph-rsid="0019951f"/>
    </style:style>
    <style:style style:name="P11" style:family="paragraph" style:parent-style-name="Standard">
      <style:text-properties style:font-name="Courier" style:text-underline-style="none" officeooo:rsid="00189518" officeooo:paragraph-rsid="0018066a"/>
    </style:style>
    <style:style style:name="P12" style:family="paragraph" style:parent-style-name="Standard">
      <style:text-properties style:font-name="Courier" style:text-underline-style="none" officeooo:rsid="00189518" officeooo:paragraph-rsid="0025a4c9"/>
    </style:style>
    <style:style style:name="P13" style:family="paragraph" style:parent-style-name="Standard">
      <style:text-properties style:font-name="Courier" style:text-underline-style="none" officeooo:rsid="001cd4d0" officeooo:paragraph-rsid="001cd4d0"/>
    </style:style>
    <style:style style:name="P14" style:family="paragraph" style:parent-style-name="Standard">
      <style:paragraph-properties fo:text-align="center" style:justify-single-word="false"/>
      <style:text-properties style:font-name="Courier" style:text-underline-style="none" officeooo:rsid="001cd4d0" officeooo:paragraph-rsid="001cd4d0"/>
    </style:style>
    <style:style style:name="P15" style:family="paragraph" style:parent-style-name="Standard">
      <style:text-properties style:font-name="Courier" style:text-underline-style="none" officeooo:rsid="001f0893" officeooo:paragraph-rsid="001f0893"/>
    </style:style>
    <style:style style:name="P16" style:family="paragraph" style:parent-style-name="Standard">
      <style:text-properties style:font-name="Courier" style:text-underline-style="none" officeooo:rsid="0020ac57" officeooo:paragraph-rsid="0020ac57"/>
    </style:style>
    <style:style style:name="P17" style:family="paragraph" style:parent-style-name="Standard">
      <style:text-properties style:font-name="Courier" style:text-underline-style="none" officeooo:rsid="0027db85" officeooo:paragraph-rsid="0027db85"/>
    </style:style>
    <style:style style:name="P18" style:family="paragraph" style:parent-style-name="Standard">
      <style:text-properties style:font-name="Courier" style:text-underline-style="none" officeooo:rsid="0015247a" officeooo:paragraph-rsid="0028adc9"/>
    </style:style>
    <style:style style:name="P19" style:family="paragraph" style:parent-style-name="Standard">
      <style:text-properties style:font-name="Courier" style:text-underline-style="none" officeooo:rsid="002a79f3" officeooo:paragraph-rsid="002a79f3"/>
    </style:style>
    <style:style style:name="P20" style:family="paragraph" style:parent-style-name="Standard">
      <style:text-properties style:font-name="Courier" style:text-underline-style="solid" style:text-underline-width="auto" style:text-underline-color="font-color" officeooo:rsid="0015247a" officeooo:paragraph-rsid="0015247a"/>
    </style:style>
    <style:style style:name="P21" style:family="paragraph" style:parent-style-name="Standard">
      <style:paragraph-properties fo:text-align="center" style:justify-single-word="false"/>
      <style:text-properties style:font-name="Courier" style:text-underline-style="solid" style:text-underline-width="auto" style:text-underline-color="font-color" officeooo:rsid="0015247a" officeooo:paragraph-rsid="0015247a"/>
    </style:style>
    <style:style style:name="P22" style:family="paragraph" style:parent-style-name="Standard">
      <style:text-properties style:font-name="Courier" style:text-underline-style="solid" style:text-underline-width="auto" style:text-underline-color="font-color" officeooo:rsid="001910d1" officeooo:paragraph-rsid="0020ac57"/>
    </style:style>
    <style:style style:name="P23" style:family="paragraph" style:parent-style-name="Standard">
      <style:text-properties style:font-name="Courier" style:text-underline-style="solid" style:text-underline-width="auto" style:text-underline-color="font-color" officeooo:rsid="001910d1" officeooo:paragraph-rsid="0025a4c9"/>
    </style:style>
    <style:style style:name="P24" style:family="paragraph" style:parent-style-name="Standard">
      <style:text-properties style:font-name="Courier" style:text-underline-style="solid" style:text-underline-width="auto" style:text-underline-color="font-color" officeooo:rsid="0020ac57" officeooo:paragraph-rsid="0020ac57"/>
    </style:style>
    <style:style style:name="P25" style:family="paragraph" style:parent-style-name="Standard">
      <style:text-properties style:font-name="Courier" style:text-underline-style="solid" style:text-underline-width="auto" style:text-underline-color="font-color" officeooo:rsid="002226d1" officeooo:paragraph-rsid="002226d1"/>
    </style:style>
    <style:style style:name="P26" style:family="paragraph" style:parent-style-name="Standard">
      <style:text-properties style:font-name="Courier" style:text-underline-style="solid" style:text-underline-width="auto" style:text-underline-color="font-color" fo:font-weight="bold" officeooo:rsid="0015247a" officeooo:paragraph-rsid="0015247a" style:font-weight-asian="bold" style:font-weight-complex="bold"/>
    </style:style>
    <style:style style:name="P27" style:family="paragraph" style:parent-style-name="Standard">
      <style:text-properties style:font-name="Courier" style:text-underline-style="solid" style:text-underline-width="auto" style:text-underline-color="font-color" officeooo:rsid="0018066a" officeooo:paragraph-rsid="0025a4c9"/>
    </style:style>
    <style:style style:name="P28" style:family="paragraph" style:parent-style-name="Standard">
      <style:text-properties style:font-name="Courier" style:text-underline-style="solid" style:text-underline-width="auto" style:text-underline-color="font-color" officeooo:rsid="00189518" officeooo:paragraph-rsid="0025a4c9"/>
    </style:style>
    <style:style style:name="P29" style:family="paragraph" style:parent-style-name="Standard">
      <style:text-properties style:font-name="Courier" style:text-underline-style="solid" style:text-underline-width="auto" style:text-underline-color="font-color" officeooo:rsid="0025a4c9" officeooo:paragraph-rsid="0025a4c9"/>
    </style:style>
    <style:style style:name="P30" style:family="paragraph" style:parent-style-name="Standard">
      <style:text-properties style:font-name="Courier" style:text-underline-style="solid" style:text-underline-width="auto" style:text-underline-color="font-color" officeooo:rsid="0026e269" officeooo:paragraph-rsid="0026e269"/>
    </style:style>
    <style:style style:name="P31" style:family="paragraph" style:parent-style-name="Standard">
      <style:text-properties style:font-name="Courier" style:text-underline-style="solid" style:text-underline-width="auto" style:text-underline-color="font-color" officeooo:rsid="0027db85" officeooo:paragraph-rsid="0027db85"/>
    </style:style>
    <style:style style:name="P32" style:family="paragraph" style:parent-style-name="Standard">
      <style:text-properties style:font-name="Courier" style:text-underline-style="solid" style:text-underline-width="auto" style:text-underline-color="font-color" officeooo:rsid="0028adc9" officeooo:paragraph-rsid="0028adc9"/>
    </style:style>
    <style:style style:name="P33" style:family="paragraph" style:parent-style-name="Standard">
      <style:text-properties style:font-name="Courier" style:text-underline-style="solid" style:text-underline-width="auto" style:text-underline-color="font-color" officeooo:rsid="002a79f3" officeooo:paragraph-rsid="002a79f3"/>
    </style:style>
    <style:style style:name="P34" style:family="paragraph" style:parent-style-name="Standard">
      <style:paragraph-properties fo:text-align="center" style:justify-single-word="false"/>
      <style:text-properties style:font-name="Courier" fo:font-size="18pt" style:text-underline-style="solid" style:text-underline-width="auto" style:text-underline-color="font-color" fo:font-weight="bold" officeooo:rsid="001cd4d0" officeooo:paragraph-rsid="001cd4d0" style:font-size-asian="18pt" style:font-weight-asian="bold" style:font-size-complex="18pt" style:font-weight-complex="bold"/>
    </style:style>
    <style:style style:name="P35" style:family="paragraph" style:parent-style-name="Standard">
      <style:text-properties style:font-name="Courier" officeooo:rsid="0015247a" officeooo:paragraph-rsid="0015247a"/>
    </style:style>
    <style:style style:name="P36" style:family="paragraph" style:parent-style-name="Standard">
      <style:text-properties style:font-name="Courier" officeooo:rsid="0015247a" officeooo:paragraph-rsid="0025a4c9"/>
    </style:style>
    <style:style style:name="P37" style:family="paragraph" style:parent-style-name="Standard">
      <style:text-properties style:font-name="Courier" officeooo:rsid="0015247a" officeooo:paragraph-rsid="0026e269"/>
    </style:style>
    <style:style style:name="P38" style:family="paragraph" style:parent-style-name="Standard">
      <style:text-properties style:font-name="Courier" officeooo:rsid="0015247a" officeooo:paragraph-rsid="0028adc9"/>
    </style:style>
    <style:style style:name="P39" style:family="paragraph" style:parent-style-name="Standard">
      <style:text-properties style:font-name="Courier" officeooo:rsid="0015247a" officeooo:paragraph-rsid="002a79f3"/>
    </style:style>
    <style:style style:name="P40" style:family="paragraph" style:parent-style-name="Standard">
      <style:text-properties style:font-name="Courier" officeooo:rsid="001537c5" officeooo:paragraph-rsid="001537c5"/>
    </style:style>
    <style:style style:name="P41" style:family="paragraph" style:parent-style-name="Standard">
      <style:text-properties style:font-name="Courier" fo:font-style="italic" officeooo:rsid="001d8b5c" officeooo:paragraph-rsid="001d8b5c" style:font-style-asian="italic" style:font-style-complex="italic"/>
    </style:style>
    <style:style style:name="P42" style:family="paragraph" style:parent-style-name="Standard">
      <style:text-properties style:font-name="Courier" fo:font-style="italic" officeooo:rsid="0015247a" officeooo:paragraph-rsid="0026e269" style:font-style-asian="italic" style:font-style-complex="italic"/>
    </style:style>
    <style:style style:name="P43" style:family="paragraph" style:parent-style-name="Standard">
      <style:text-properties style:font-name="Courier" fo:font-style="italic" officeooo:rsid="0026e269" officeooo:paragraph-rsid="0026e269" style:font-style-asian="italic" style:font-style-complex="italic"/>
    </style:style>
    <style:style style:name="P44" style:family="paragraph" style:parent-style-name="Standard">
      <style:text-properties style:font-name="Courier" fo:font-style="italic" officeooo:rsid="0028adc9" officeooo:paragraph-rsid="0028adc9" style:font-style-asian="italic" style:font-style-complex="italic"/>
    </style:style>
    <style:style style:name="P45" style:family="paragraph" style:parent-style-name="Standard">
      <style:paragraph-properties fo:text-align="center" style:justify-single-word="false"/>
      <style:text-properties style:font-name="Courier" fo:font-style="italic" style:text-underline-style="none" officeooo:rsid="001cd4d0" officeooo:paragraph-rsid="001cd4d0" style:font-style-asian="italic" style:font-style-complex="italic"/>
    </style:style>
    <style:style style:name="P46" style:family="paragraph" style:parent-style-name="Standard">
      <style:text-properties style:font-name="Courier" officeooo:rsid="0020ac57" officeooo:paragraph-rsid="0020ac57"/>
    </style:style>
    <style:style style:name="P47" style:family="paragraph" style:parent-style-name="Standard">
      <style:text-properties style:font-name="Courier" officeooo:rsid="0020ac57" officeooo:paragraph-rsid="002518e1"/>
    </style:style>
    <style:style style:name="P48" style:family="paragraph" style:parent-style-name="Standard">
      <style:text-properties style:font-name="Courier" fo:font-style="normal" style:text-underline-style="solid" style:text-underline-width="auto" style:text-underline-color="font-color" officeooo:rsid="001baf2a" officeooo:paragraph-rsid="001baf2a" style:font-style-asian="normal" style:font-style-complex="normal"/>
    </style:style>
    <style:style style:name="P49" style:family="paragraph" style:parent-style-name="Standard">
      <style:text-properties style:font-name="Courier" fo:font-style="normal" style:text-underline-style="solid" style:text-underline-width="auto" style:text-underline-color="font-color" officeooo:rsid="00237a91" officeooo:paragraph-rsid="00237a91" style:font-style-asian="normal" style:font-style-complex="normal"/>
    </style:style>
    <style:style style:name="P50" style:family="paragraph" style:parent-style-name="Standard">
      <style:text-properties style:font-name="Courier" fo:font-style="normal" style:text-underline-style="none" officeooo:rsid="00237a91" officeooo:paragraph-rsid="00237a91" style:font-style-asian="normal" style:font-style-complex="normal"/>
    </style:style>
    <style:style style:name="P51" style:family="paragraph" style:parent-style-name="Standard">
      <style:text-properties style:font-name="Courier" officeooo:rsid="0019951f" officeooo:paragraph-rsid="0025a4c9"/>
    </style:style>
    <style:style style:name="P52" style:family="paragraph" style:parent-style-name="Standard">
      <style:text-properties style:font-name="Courier" officeooo:rsid="0025a4c9" officeooo:paragraph-rsid="0025a4c9"/>
    </style:style>
    <style:style style:name="P53" style:family="paragraph" style:parent-style-name="Standard">
      <style:text-properties style:font-name="Courier" officeooo:rsid="0027db85" officeooo:paragraph-rsid="0027db85"/>
    </style:style>
    <style:style style:name="P54" style:family="paragraph" style:parent-style-name="Standard">
      <style:text-properties style:font-name="Courier" officeooo:rsid="0028adc9" officeooo:paragraph-rsid="0028adc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8adc9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2518e1"/>
    </style:style>
    <style:style style:name="T5" style:family="text">
      <style:text-properties style:text-underline-style="solid" style:text-underline-width="auto" style:text-underline-color="font-color" officeooo:rsid="0026e269"/>
    </style:style>
    <style:style style:name="T6" style:family="text">
      <style:text-properties style:text-underline-style="solid" style:text-underline-width="auto" style:text-underline-color="font-color" officeooo:rsid="0018066a"/>
    </style:style>
    <style:style style:name="T7" style:family="text">
      <style:text-properties style:text-underline-style="solid" style:text-underline-width="auto" style:text-underline-color="font-color" officeooo:rsid="001a3fe0"/>
    </style:style>
    <style:style style:name="T8" style:family="text">
      <style:text-properties style:text-underline-style="solid" style:text-underline-width="auto" style:text-underline-color="font-color" officeooo:rsid="00189518"/>
    </style:style>
    <style:style style:name="T9" style:family="text">
      <style:text-properties officeooo:rsid="001537c5"/>
    </style:style>
    <style:style style:name="T10" style:family="text">
      <style:text-properties officeooo:rsid="0018066a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89518"/>
    </style:style>
    <style:style style:name="T13" style:family="text">
      <style:text-properties style:text-underline-style="none" officeooo:rsid="001910d1"/>
    </style:style>
    <style:style style:name="T14" style:family="text">
      <style:text-properties style:text-underline-style="none" officeooo:rsid="001d8b5c"/>
    </style:style>
    <style:style style:name="T15" style:family="text">
      <style:text-properties style:text-underline-style="none" officeooo:rsid="0025a4c9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28adc9" style:font-weight-asian="bold" style:font-weight-complex="bold"/>
    </style:style>
    <style:style style:name="T18" style:family="text">
      <style:text-properties officeooo:rsid="00189518"/>
    </style:style>
    <style:style style:name="T19" style:family="text">
      <style:text-properties officeooo:rsid="0019951f"/>
    </style:style>
    <style:style style:name="T20" style:family="text">
      <style:text-properties officeooo:rsid="001a3fe0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officeooo:rsid="001d31ef"/>
    </style:style>
    <style:style style:name="T23" style:family="text">
      <style:text-properties officeooo:rsid="001f0893"/>
    </style:style>
    <style:style style:name="T24" style:family="text">
      <style:text-properties officeooo:rsid="0020ac57"/>
    </style:style>
    <style:style style:name="T25" style:family="text">
      <style:text-properties officeooo:rsid="002226d1"/>
    </style:style>
    <style:style style:name="T26" style:family="text">
      <style:text-properties officeooo:rsid="00237a91"/>
    </style:style>
    <style:style style:name="T27" style:family="text">
      <style:text-properties officeooo:rsid="002518e1"/>
    </style:style>
    <style:style style:name="T28" style:family="text">
      <style:text-properties officeooo:rsid="0025a4c9"/>
    </style:style>
    <style:style style:name="T29" style:family="text">
      <style:text-properties officeooo:rsid="0026e269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6e269" style:font-style-asian="italic" style:font-style-complex="italic"/>
    </style:style>
    <style:style style:name="T32" style:family="text">
      <style:text-properties fo:font-style="italic" officeooo:rsid="002a79f3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26e269" style:font-style-asian="italic" style:font-style-complex="italic"/>
    </style:style>
    <style:style style:name="T34" style:family="text">
      <style:text-properties officeooo:rsid="00273596"/>
    </style:style>
    <style:style style:name="T35" style:family="text">
      <style:text-properties officeooo:rsid="0027db85"/>
    </style:style>
    <style:style style:name="T36" style:family="text">
      <style:text-properties officeooo:rsid="002a79f3"/>
    </style:style>
    <style:style style:name="T37" style:family="text">
      <style:text-properties officeooo:rsid="002bd2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1">Eric THIERRY<text:tab/></text:span><text:tab/><text:tab/><text:tab/><text:tab/><text:tab/><text:tab/><text:tab/> <text:s text:c="5"/><text:span text:style-name="T21">M2CCI</text:span></text:p>
      <text:p text:style-name="P3"/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34">TP1 Base de données</text:p>
      <text:p text:style-name="P34">La Grande Bouff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5">26/10/16</text:p>
      <text:p text:style-name="P21"/>
      <text:p text:style-name="P26"><text:soft-page-break/>Requête 1:<text:span text:style-name="T11"> </text:span><text:span text:style-name="T14">Quelles sont les dates des repas où on a servi uniquement de l’eau comme boisson ?</text:span></text:p>
      <text:p text:style-name="P3"/>
      <text:p text:style-name="P3"><text:span text:style-name="T20">S</text:span>chéma et spécification :</text:p>
      <text:p text:style-name="P8">R<text:span text:style-name="T10">1</text:span> (<text:span text:style-name="T1">dateR</text:span>) &lt;x&gt; appartient à R<text:span text:style-name="T18">1</text:span> &lt;=&gt; x est une date d’un menu au cours du quel seulement de l’eau a été servie.</text:p>
      <text:p text:style-name="P1"/>
      <text:p text:style-name="P3">Requête SQL :</text:p>
      <text:p text:style-name="P1">SELECT dateR </text:p>
      <text:p text:style-name="P1">FROM REPAS.LeMenu</text:p>
      <text:p text:style-name="P1">MINUS</text:p>
      <text:p text:style-name="P1">SELECT dateR FROM REPAS.LeMenu</text:p>
      <text:p text:style-name="P1">WHERE nomV &lt;&gt; 'eau';</text:p>
      <text:p text:style-name="P1"/>
      <text:p text:style-name="P3">Résultat requête SQL :</text:p>
      <text:p text:style-name="P1">dateR</text:p>
      <text:p text:style-name="P1">---------</text:p>
      <text:p text:style-name="P1">31-DEC-04</text:p>
      <text:p text:style-name="P1"/>
      <text:p text:style-name="P3">Tests de la requête :</text:p>
      <text:p text:style-name="P8"><text:tab/>La date du 21-OCT-03 n’est pas sélectionnée car les vins ‘Veuve Cliquot’ et ‘Côte de Nuits’ ont été servis en plus de l’eau.</text:p>
      <text:p text:style-name="P8"><text:tab/>La date du 06-MAR-05 n’est pas sélectionnée car l’eau n’était pas une des boissons servie. 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<text:soft-page-break/><text:span text:style-name="T9">R</text:span>equête 2:<text:span text:style-name="T11"> </text:span><text:span text:style-name="T14">Quelles sont les dates des repas où plusierus boissons différentes ont été servies ?</text:span></text:p>
      <text:p text:style-name="P26"/>
      <text:p text:style-name="P4"><text:span text:style-name="T20">S</text:span>chéma et spécification :</text:p>
      <text:p text:style-name="P4"><text:span text:style-name="T11">R2(</text:span>dateR<text:span text:style-name="T11">) &lt;x&gt; </text:span><text:span text:style-name="T12">appartient à R2 &lt;=&gt; x est une date d’un menu ayant différentes boissons de servie</text:span><text:span text:style-name="T13">s</text:span></text:p>
      <text:p text:style-name="P11"/>
      <text:p text:style-name="P5">Requête SQL :</text:p>
      <text:p text:style-name="P2">SELECT DISTINCT d1.dateR</text:p>
      <text:p text:style-name="P1">FROM REPAS.LeMenu d1 JOIN REPAS.LeMenu d2</text:p>
      <text:p text:style-name="P1">on (d1.dateR = d2.dateR and d1.nomV &lt;&gt; d2.nomV);</text:p>
      <text:p text:style-name="P1"/>
      <text:p text:style-name="P6">Résultat requête SQL :</text:p>
      <text:p text:style-name="P1">dateR</text:p>
      <text:p text:style-name="P1">---------</text:p>
      <text:p text:style-name="P1">21-OCT-03</text:p>
      <text:p text:style-name="P1"/>
      <text:p text:style-name="P6">Test de la requête :</text:p>
      <text:p text:style-name="P9"><text:span text:style-name="T19"><text:tab/>L</text:span>a date du 31-DEC-04 <text:span text:style-name="T19">n’est pas sélectionnée car pour ce repas seulement de l’eau a été servie.</text:span></text:p>
      <text:p text:style-name="P10"><text:tab/>La date du 06-MAR-05 n’est pas sélectionnée car pour ce repas seulement le vin Vasse Felix a été serv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6"><text:span text:style-name="T20">R</text:span>equête 3:<text:span text:style-name="T11"> </text:span><text:span text:style-name="T14">Pour chaque invité, parmi les repas où il a été invité, donner la date de celui le plus ancien dans l’ordre chronologique, ainsi que les plats et les boissons servis ce jour là ?</text:span></text:p>
      <text:p text:style-name="P1"/>
      <text:p text:style-name="P7">Schéma et spécification :</text:p>
      <text:p text:style-name="P15">R3(<text:span text:style-name="T1">mindate, nomI, nomP, nomV</text:span>) &lt;w,x,y,z&gt; appartient à R3 &lt;=&gt; w est la date la plus ancienne à laquelle x a été invité. Où ont été servis le(les) plat(s) y et le(les) boisson(s) z.</text:p>
      <text:p text:style-name="P1"/>
      <text:p text:style-name="P7">Requête SQL :</text:p>
      <text:p text:style-name="P1">With X as (SELECT min(dateR) as mindate, nomI</text:p>
      <text:p text:style-name="P1"><text:s text:c="11"/>FROM REPAS.lesrepas</text:p>
      <text:p text:style-name="P1"><text:s text:c="11"/>group by nomI)</text:p>
      <text:p text:style-name="P41">/* <text:span text:style-name="T27">X(mindate, </text:span><text:span text:style-name="T4">nomI</text:span><text:span text:style-name="T27">)</text:span>&lt;a,b&gt; appartient a X &lt;=&gt; a est la date de repas la plus ancienne où <text:span text:style-name="T23">b a été invité */</text:span></text:p>
      <text:p text:style-name="P1">SELECT mindate, nomI, nomP, nomV</text:p>
      <text:p text:style-name="P1">FROM X LEFT OUTER JOIN REPAS.LeMenu M</text:p>
      <text:p text:style-name="P1">on (X.mindate = M.dateR)</text:p>
      <text:p text:style-name="P1">order by mindate, nomI;</text:p>
      <text:p text:style-name="P1"/>
      <text:p text:style-name="P7">Remarque sur la requête réalisée :</text:p>
      <text:p text:style-name="P1">problème de contrainte d'intégrité référentielle pour LeMenu[date<text:span text:style-name="T10">R</text:span>] = LesRepas[dateR]</text:p>
      <text:p text:style-name="P1">mis en avant par l'utilisation "<text:span text:style-name="T22">OUTER</text:span> JOIN" faisant figurer la date du 10-OCT-03 avec les attributs nomP et nomV ayant la valeur NULL</text:p>
      <text:p text:style-name="P1"/>
      <text:p text:style-name="P48">Résultat <text:span text:style-name="T26">sous-requête et </text:span>requête SQL :</text:p>
      <text:p text:style-name="P48"/>
      <text:p text:style-name="P49">Sous-requête X:</text:p>
      <text:p text:style-name="P50">MINDATE <text:s text:c="2"/>NOMI</text:p>
      <text:p text:style-name="P50">--------- --------</text:p>
      <text:p text:style-name="P50">21-OCT-03 Thomas</text:p>
      <text:p text:style-name="P50">06-MAR-05 Phil</text:p>
      <text:p text:style-name="P50">31-DEC-04 Jacques</text:p>
      <text:p text:style-name="P50">31-DEC-04 Patrick</text:p>
      <text:p text:style-name="P50">10-OCT-03 Adrian</text:p>
      <text:p text:style-name="P50">21-OCT-03 Myriam</text:p>
      <text:p text:style-name="P50">31-DEC-04 Malou</text:p>
      <text:p text:style-name="P50">10-OCT-03 Toto</text:p>
      <text:p text:style-name="P50">21-OCT-03 Marie</text:p>
      <text:p text:style-name="P50">06-MAR-05 Jackie</text:p>
      <text:p text:style-name="P50"/>
      <text:p text:style-name="P50"/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/>
      <text:p text:style-name="P49"><text:soft-page-break/>Requête R3 :</text:p>
      <text:p text:style-name="P1">MINDATE <text:s text:c="2"/>NOMI <text:s text:c="16"/>nomP <text:s text:c="16"/>nomV</text:p>
      <text:p text:style-name="P1">--------- ------------ <text:s text:c="8"/>---------------- <text:s text:c="4"/>--------------</text:p>
      <text:p text:style-name="P1">10-OCT-03 Adrian</text:p>
      <text:p text:style-name="P1">10-OCT-03 Toto</text:p>
      <text:p text:style-name="P1">21-OCT-03 Marie <text:s text:c="15"/>Mousse chocolat <text:s text:c="5"/>eau</text:p>
      <text:p text:style-name="P1">21-OCT-03 Marie <text:s text:c="15"/>Ile flottante <text:s text:c="7"/>eau</text:p>
      <text:p text:style-name="P1">21-OCT-03 Marie <text:s text:c="15"/>Steak hache <text:s text:c="9"/>Cote de Nuits</text:p>
      <text:p text:style-name="P1">21-OCT-03 Marie <text:s text:c="15"/>Foie gras <text:s text:c="11"/>Veuve Cliquot</text:p>
      <text:p text:style-name="P1">21-OCT-03 Myriam <text:s text:c="14"/>Steak hache <text:s text:c="9"/>Cote de Nuits</text:p>
      <text:p text:style-name="P1">21-OCT-03 Myriam <text:s text:c="14"/>Mousse chocolat <text:s text:c="5"/>eau</text:p>
      <text:p text:style-name="P1">21-OCT-03 Myriam <text:s text:c="14"/>Ile flottante <text:s text:c="7"/>eau</text:p>
      <text:p text:style-name="P1">21-OCT-03 Myriam <text:s text:c="14"/>Foie gras <text:s text:c="11"/>Veuve Cliquot</text:p>
      <text:p text:style-name="P1">21-OCT-03 Thomas <text:s text:c="14"/>Mousse chocolat <text:s text:c="5"/>eau</text:p>
      <text:p text:style-name="P1">21-OCT-03 Thomas <text:s text:c="14"/>Foie gras <text:s text:c="11"/>Veuve Cliquot</text:p>
      <text:p text:style-name="P1">21-OCT-03 Thomas <text:s text:c="14"/>Steak hache <text:s text:c="9"/>Cote de Nuits</text:p>
      <text:p text:style-name="P1">21-OCT-03 Thomas <text:s text:c="14"/>Ile flottante <text:s text:c="7"/>eau</text:p>
      <text:p text:style-name="P1">31-DEC-04 Jacques <text:s text:c="13"/>Medaillon langouste <text:s/>eau</text:p>
      <text:p text:style-name="P1">31-DEC-04 Jacques <text:s text:c="13"/>Mousse chocolat <text:s text:c="5"/>eau</text:p>
      <text:p text:style-name="P1">31-DEC-04 Jacques <text:s text:c="13"/>Plateau F<text:span text:style-name="T25">rom</text:span>ages <text:s text:c="4"/>eau</text:p>
      <text:p text:style-name="P1">31-DEC-04 Malou <text:s text:c="15"/>Medaillon langouste <text:s/>eau</text:p>
      <text:p text:style-name="P1">31-DEC-04 Malou <text:s text:c="15"/>Plateau F<text:span text:style-name="T25">rom</text:span>ages <text:s text:c="4"/>eau</text:p>
      <text:p text:style-name="P1">31-DEC-04 Malou <text:s text:c="15"/>Mousse chocolat <text:s text:c="5"/>eau</text:p>
      <text:p text:style-name="P1">31-DEC-04 Patrick <text:s text:c="13"/>Mousse chocolat <text:s text:c="5"/>eau</text:p>
      <text:p text:style-name="P1">31-DEC-04 Patrick <text:s text:c="13"/>Medaillon langouste <text:s/>eau</text:p>
      <text:p text:style-name="P1">31-DEC-04 Patrick <text:s text:c="13"/>Plateau F<text:span text:style-name="T25">rom</text:span>ages <text:s text:c="4"/>eau</text:p>
      <text:p text:style-name="P1">06-MAR-05 Jackie <text:s text:c="14"/>Mousse chocolat <text:s text:c="5"/>Vasse Felix</text:p>
      <text:p text:style-name="P1">06-MAR-05 Jackie <text:s text:c="14"/>Pates beurre <text:s text:c="8"/>Vasse Felix</text:p>
      <text:p text:style-name="P1">06-MAR-05 Phil <text:s text:c="16"/>Mousse chocolat <text:s text:c="5"/>Vasse Felix</text:p>
      <text:p text:style-name="P1">06-MAR-05 Phil <text:s text:c="16"/>Pates beurre <text:s text:c="8"/>Vasse Felix</text:p>
      <text:p text:style-name="P1"/>
      <text:p text:style-name="P22">Test de la <text:span text:style-name="T24">sous-requête et de la requête </text:span>:</text:p>
      <text:p text:style-name="P16"/>
      <text:p text:style-name="P24"><text:span text:style-name="T25">S</text:span>ous-requête X :</text:p>
      <text:p text:style-name="P46"><text:tab/>Les dates 21-OCT-03 et 06-MAR-05 ne sont pas sélectionnées pour Adrian car elles ne correspondent pas à la date de repas la plus ancienne pour cet invité.</text:p>
      <text:p text:style-name="P46"><text:tab/>Même réponse pour la date 31-DEC-04 pour l’invité Marie.</text:p>
      <text:p text:style-name="P46"/>
      <text:p text:style-name="P25">Requête R3 :</text:p>
      <text:p text:style-name="P47"><text:tab/><text:span text:style-name="T27">La date 06-MAR-05 pour Marie avec les plats et boissons correspondants ne sont pas sélectionnés car ce n’est pas la date la plus ancienne.</text:span></text:p>
      <text:p text:style-name="P46"/>
      <text:p text:style-name="P46"/>
      <text:p text:style-name="P1"/>
      <text:p text:style-name="P1"/>
      <text:p text:style-name="P1"/>
      <text:p text:style-name="P1"/>
      <text:p text:style-name="P1"/>
      <text:p text:style-name="P26"><text:soft-page-break/><text:span text:style-name="T28">R</text:span>equête 4:<text:span text:style-name="T11"> </text:span><text:span text:style-name="T15">Quels sont les amis qui aiment tous les plats servis le 6 mars 2005 ?</text:span></text:p>
      <text:p text:style-name="P1"/>
      <text:p text:style-name="P27"><text:span text:style-name="T20">S</text:span>chéma et spécification :</text:p>
      <text:p text:style-name="P30"><text:span text:style-name="T13">R</text:span><text:span text:style-name="T11">4(</text:span>nomA<text:span text:style-name="T11">)&lt;z&gt; appartient à R4 &lt;=&gt; z est un amis aimant tous les plats servis lors du repas du 06-MAR-05 </text:span></text:p>
      <text:p text:style-name="P12"/>
      <text:p text:style-name="P28">Requête SQL :</text:p>
      <text:p text:style-name="P36">SELECT nomA</text:p>
      <text:p text:style-name="P36">FROM(SELECT nomA, count(nomA) as nbplatpref</text:p>
      <text:p text:style-name="P36"><text:tab/>FROM REPAS.LesPreferences P JOIN (</text:p>
      <text:p text:style-name="P36"><text:tab/><text:tab/>SELECT nomP</text:p>
      <text:p text:style-name="P36"><text:tab/><text:tab/>FROM REPAS.LeMenu</text:p>
      <text:p text:style-name="P37"><text:tab/><text:tab/>WHERE dateR = '06-MAR-05')A</text:p>
      <text:p text:style-name="P37"><text:span text:style-name="T30">/*</text:span><text:span text:style-name="T31">A(</text:span><text:span text:style-name="T33">nomP</text:span><text:span text:style-name="T31">)&lt;a&gt; appartient à A &lt;=&gt; a est un plat servi le 06-MAR-05*/</text:span> </text:p>
      <text:p text:style-name="P36">on (A.nomP = P.nomP)</text:p>
      <text:p text:style-name="P37">group by nomA)B</text:p>
      <text:p text:style-name="P42">/*<text:span text:style-name="T29">B(</text:span><text:span text:style-name="T5">nomA</text:span><text:span text:style-name="T29">, nbplatpref)&lt;b,c&gt; appartient à B &lt;=&gt; b est un amis aimant <text:s/>c plats servis le 06-MAR-05*/</text:span> </text:p>
      <text:p text:style-name="P37"><text:tab/><text:tab/>JOIN (</text:p>
      <text:p text:style-name="P36"><text:tab/><text:tab/>SELECT count(*) as nbplat</text:p>
      <text:p text:style-name="P36"><text:tab/><text:tab/><text:span text:style-name="T28">F</text:span>ROM REPAS.LeMenu</text:p>
      <text:p text:style-name="P36"><text:tab/><text:tab/>WHERE dateR = '06-MAR-05')C on (B.nbplatpref = C.nbplat);</text:p>
      <text:p text:style-name="P43">/*C(nbplat)&lt;d&gt; appartient à C &lt;=&gt; d est le nombre de plat servi le 06-MAR-05*/</text:p>
      <text:p text:style-name="P43"/>
      <text:p text:style-name="P23">Résultat <text:span text:style-name="T28">sous-requêtes et </text:span>requête SQL :</text:p>
      <text:p text:style-name="P36"/>
      <text:p text:style-name="P29">Sous-requête A :</text:p>
      <text:p text:style-name="P52">NOMP</text:p>
      <text:p text:style-name="P52">----------------</text:p>
      <text:p text:style-name="P52">Mousse chocolat</text:p>
      <text:p text:style-name="P52">Pates beurre</text:p>
      <text:p text:style-name="P52"/>
      <text:p text:style-name="P29">Sous-requête B :</text:p>
      <text:p text:style-name="P52">NOMA <text:s text:c="7"/>NBPLATPREF</text:p>
      <text:p text:style-name="P52">----------- ----------</text:p>
      <text:p text:style-name="P52">Adrian <text:s text:c="14"/>2</text:p>
      <text:p text:style-name="P52">Jacques <text:s text:c="13"/>1</text:p>
      <text:p text:style-name="P52">Malou <text:s text:c="15"/>1</text:p>
      <text:p text:style-name="P52">Patrick <text:s text:c="13"/>2</text:p>
      <text:p text:style-name="P52">Pierre <text:s text:c="14"/>1</text:p>
      <text:p text:style-name="P52">Thomas <text:s text:c="14"/>1</text:p>
      <text:p text:style-name="P52"/>
      <text:p text:style-name="P29">Sous-requête C :</text:p>
      <text:p text:style-name="P52">NBPLAT</text:p>
      <text:p text:style-name="P52">------</text:p>
      <text:p text:style-name="P52"><text:s text:c="5"/>2</text:p>
      <text:p text:style-name="P36"/>
      <text:p text:style-name="P29"/>
      <text:p text:style-name="P29"><text:soft-page-break/>Requête R4 :</text:p>
      <text:p text:style-name="P36">nomA</text:p>
      <text:p text:style-name="P36">-------</text:p>
      <text:p text:style-name="P36">Adrian</text:p>
      <text:p text:style-name="P36">Patrick</text:p>
      <text:p text:style-name="P36"/>
      <text:p text:style-name="P23">Test de<text:span text:style-name="T34">s sous-requêtes et de</text:span> la requête :</text:p>
      <text:p text:style-name="P51"/>
      <text:p text:style-name="P31">Sous-requête A :</text:p>
      <text:p text:style-name="P17"><text:tab/>Le plat Médaillon de langouste n’est pas sélectionné car il n’a pas été servi lors du repas du 06-MAR-05.</text:p>
      <text:p text:style-name="P17"/>
      <text:p text:style-name="P31">Sous-requête B :</text:p>
      <text:p text:style-name="P17"><text:tab/>Phil n’a pas été sélectionné car il n’aime pas au moins un des plats servis le 06-MAR-05.</text:p>
      <text:p text:style-name="P17"/>
      <text:p text:style-name="P17"><text:span text:style-name="T1">Sous-requête C :</text:span> </text:p>
      <text:p text:style-name="P17"><text:tab/>Pas de test pertinent à réaliser.</text:p>
      <text:p text:style-name="P53"/>
      <text:p text:style-name="P31">Requête R4 :</text:p>
      <text:p text:style-name="P1"><text:tab/><text:span text:style-name="T35">Jacques, Malou, Pierre et Thomas ne sont pas sélectionnés car ils n’aiment qu’un seul plat servi le 06-MAR-05.</text:span></text:p>
      <text:p text:style-name="P1"><text:tab/><text:span text:style-name="T35">Marie n’est pas sélectionnée car elle aime aucun des plats servis le 06-MAR-05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8"><text:soft-page-break/><text:span text:style-name="T3">R</text:span><text:span text:style-name="T2">equête 5:</text:span><text:span text:style-name="T16"> </text:span><text:span text:style-name="T17">Pour chaque invité donner le nombre de fois qu’il a été invité et le nombre de plats qu’il aime.</text:span></text:p>
      <text:p text:style-name="P38"><text:span text:style-name="T11"/></text:p>
      <text:p text:style-name="P38"><text:span text:style-name="T11"/></text:p>
      <text:p text:style-name="P38"><text:span text:style-name="T7">S</text:span><text:span text:style-name="T6">chéma et spécification :</text:span></text:p>
      <text:p text:style-name="P19">R5(nomI, nbinv, nbplat)&lt;x,y,z&gt; appartient à R5 &lt;=&gt; x a été invité y fois et aime z plat(s)</text:p>
      <text:p text:style-name="P38"><text:span text:style-name="T6"/></text:p>
      <text:p text:style-name="P38"><text:span text:style-name="T8">Requête SQL :</text:span></text:p>
      <text:p text:style-name="P38">SELECT DISTINCT nomI, nbinv, nvl(nbplat, 0) as nbplat</text:p>
      <text:p text:style-name="P38">FROM REPAS.lesrepas natural LEFT OUTER JOIN (</text:p>
      <text:p text:style-name="P38"><text:tab/>SELECT nomI, count(dateR) as nbinv</text:p>
      <text:p text:style-name="P38"><text:tab/>FROM REPAS.lesrepas</text:p>
      <text:p text:style-name="P38"><text:tab/>group by nomI)R </text:p>
      <text:p text:style-name="P44">/*R(<text:span text:style-name="T1">nomI</text:span>, nbinv)&lt;a,b&gt; appartient à R &lt;=&gt; <text:span text:style-name="T36">a a été invité b fois*/</text:span></text:p>
      <text:p text:style-name="P38"><text:tab/>LEFT OUTER JOIN(</text:p>
      <text:p text:style-name="P38"><text:tab/><text:tab/>SELECT nomA, count(nomP) as nbplat</text:p>
      <text:p text:style-name="P38"><text:tab/><text:tab/>FROM REPAS.LesPreferences</text:p>
      <text:p text:style-name="P39"><text:tab/><text:tab/>group by nomA)R1</text:p>
      <text:p text:style-name="P39"><text:span text:style-name="T30">/*</text:span><text:span text:style-name="T32">R1(nomA, nbplat)&lt;c,d&gt; appartient à R1 &lt;=&gt; c aime d plat(s)*/</text:span> </text:p>
      <text:p text:style-name="P18"><text:span text:style-name="T18">on (nomA = nomi);</text:span></text:p>
      <text:p text:style-name="P38"><text:span text:style-name="T8"/></text:p>
      <text:p text:style-name="P38"><text:span text:style-name="T8">Résultat sous-requêtes et requête SQL :</text:span></text:p>
      <text:p text:style-name="P38"><text:span text:style-name="T8"/></text:p>
      <text:p text:style-name="P54"><text:span text:style-name="T8">S</text:span><text:span text:style-name="T1">ous-reqête R :</text:span></text:p>
      <text:p text:style-name="P54"><text:span text:style-name="T11">NOMI <text:s text:c="10"/>NBINV</text:span></text:p>
      <text:p text:style-name="P54"><text:span text:style-name="T11">--------- <text:s text:c="2"/>--------</text:span></text:p>
      <text:p text:style-name="P54"><text:span text:style-name="T11">Thomas <text:s text:c="12"/>2</text:span></text:p>
      <text:p text:style-name="P54"><text:span text:style-name="T11">Phil <text:s text:c="14"/>1</text:span></text:p>
      <text:p text:style-name="P54"><text:span text:style-name="T11">Jacques <text:s text:c="11"/>1</text:span></text:p>
      <text:p text:style-name="P54"><text:span text:style-name="T11">Patrick <text:s text:c="11"/>1</text:span></text:p>
      <text:p text:style-name="P54"><text:span text:style-name="T11">Adrian <text:s text:c="12"/>4</text:span></text:p>
      <text:p text:style-name="P54"><text:span text:style-name="T11">Myriam <text:s text:c="12"/>1</text:span></text:p>
      <text:p text:style-name="P54"><text:span text:style-name="T11">Malou <text:s text:c="13"/>1</text:span></text:p>
      <text:p text:style-name="P54"><text:span text:style-name="T11">Toto <text:s text:c="14"/>1</text:span></text:p>
      <text:p text:style-name="P54"><text:span text:style-name="T11">Marie <text:s text:c="13"/>3</text:span></text:p>
      <text:p text:style-name="P54"><text:span text:style-name="T11">Jackie <text:s text:c="12"/>1</text:span></text:p>
      <text:p text:style-name="P54"><text:span text:style-name="T11"/></text:p>
      <text:p text:style-name="P32">Sous-requête R1 :</text:p>
      <text:p text:style-name="P54"><text:span text:style-name="T11">NOMA <text:s text:c="11"/>NBPLAT</text:span></text:p>
      <text:p text:style-name="P54"><text:span text:style-name="T11">---------- <text:s/>----------</text:span></text:p>
      <text:p text:style-name="P54"><text:span text:style-name="T11">Adrian <text:s text:c="13"/>11</text:span></text:p>
      <text:p text:style-name="P54"><text:span text:style-name="T11">Jackie <text:s text:c="14"/>1</text:span></text:p>
      <text:p text:style-name="P54"><text:span text:style-name="T11">Jacques <text:s text:c="13"/>1</text:span></text:p>
      <text:p text:style-name="P54"><text:span text:style-name="T11">Malou <text:s text:c="15"/>3</text:span></text:p>
      <text:p text:style-name="P54"><text:span text:style-name="T11">Martin <text:s text:c="14"/>1</text:span></text:p>
      <text:p text:style-name="P54"><text:span text:style-name="T11">Patrick <text:s text:c="13"/>3</text:span></text:p>
      <text:p text:style-name="P54"><text:span text:style-name="T11">Phil <text:s text:c="16"/>1</text:span></text:p>
      <text:p text:style-name="P54"><text:span text:style-name="T11">Pierre <text:s text:c="14"/>3</text:span></text:p>
      <text:p text:style-name="P54"><text:span text:style-name="T11">Thomas <text:s text:c="14"/>1</text:span></text:p>
      <text:p text:style-name="P38"><text:soft-page-break/><text:span text:style-name="T8"/></text:p>
      <text:p text:style-name="P38"><text:span text:style-name="T8"/></text:p>
      <text:p text:style-name="P54"><text:span text:style-name="T8">R</text:span><text:span text:style-name="T1">eqête R5 :</text:span></text:p>
      <text:p text:style-name="P38">NOMI <text:s text:c="21"/>NBINV <text:s text:c="4"/>NBPLAT</text:p>
      <text:p text:style-name="P38">-------------------- ---------- ----------</text:p>
      <text:p text:style-name="P38">Jacques <text:s text:c="22"/>1 <text:s text:c="9"/>1</text:p>
      <text:p text:style-name="P38">Adrian <text:s text:c="23"/>4 <text:s text:c="8"/>11</text:p>
      <text:p text:style-name="P38">Patrick <text:s text:c="22"/>1 <text:s text:c="9"/>3</text:p>
      <text:p text:style-name="P38">Marie <text:s text:c="24"/>3 <text:s text:c="9"/>0</text:p>
      <text:p text:style-name="P38">Myriam <text:s text:c="23"/>1 <text:s text:c="9"/>0</text:p>
      <text:p text:style-name="P38">Malou <text:s text:c="24"/>1 <text:s text:c="9"/>3</text:p>
      <text:p text:style-name="P38">Thomas <text:s text:c="23"/>2 <text:s text:c="9"/>1</text:p>
      <text:p text:style-name="P38">Toto <text:s text:c="25"/>1 <text:s text:c="9"/>0</text:p>
      <text:p text:style-name="P38">Jackie <text:s text:c="23"/>1 <text:s text:c="9"/>1</text:p>
      <text:p text:style-name="P18"><text:span text:style-name="T18">Phil <text:s text:c="25"/>1 <text:s text:c="9"/>1</text:span></text:p>
      <text:p text:style-name="P38"><text:span text:style-name="T8"/></text:p>
      <text:p text:style-name="P38"><text:span text:style-name="T8"/></text:p>
      <text:p text:style-name="P38"><text:span text:style-name="T8">Test des sous-requêtes et de la requête :</text:span><text:span text:style-name="T11"> </text:span></text:p>
      <text:p text:style-name="P1"/>
      <text:p text:style-name="P33">Sous-reqête R :</text:p>
      <text:p text:style-name="P1"><text:tab/><text:span text:style-name="T36">Pierre n’est pas sélectionné car c’est un amis qui n’a jamais été invité.</text:span></text:p>
      <text:p text:style-name="P1"/>
      <text:p text:style-name="P33">Sous-requête R1 :</text:p>
      <text:p text:style-name="P1"><text:tab/><text:span text:style-name="T36">Marie n’est pas sélectionnée car elle aime aucun plat.</text:span></text:p>
      <text:p text:style-name="P1"/>
      <text:p text:style-name="P33">Requête R5 :</text:p>
      <text:p text:style-name="P1"><text:tab/><text:span text:style-name="T37">Martin n’est pas sélectionné car il n’a jamais été invité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0:41:44.151383335</meta:creation-date>
    <dc:date>2016-10-26T16:59:52.445501618</dc:date>
    <meta:editing-duration>PT1H20M31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9" meta:paragraph-count="214" meta:word-count="1179" meta:character-count="8195" meta:non-whitespace-character-count="5873"/>
  </office:meta>
</office:document-meta>
</file>